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4pt" fo:font-weight="bold" officeooo:rsid="00015ed9" officeooo:paragraph-rsid="000941b2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font-size="14pt" fo:font-weight="bold" officeooo:rsid="0005f01c" officeooo:paragraph-rsid="0005f01c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14pt" fo:font-weight="bold" officeooo:rsid="0003240b" officeooo:paragraph-rsid="0003240b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officeooo:rsid="000ead97" officeooo:paragraph-rsid="000f2d41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rsid="000f2d41" officeooo:paragraph-rsid="000f2d41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4pt" fo:font-weight="bold" officeooo:rsid="000f3f0d" officeooo:paragraph-rsid="000f3f0d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font-size="14pt" fo:font-weight="bold" officeooo:rsid="000f3f0d" officeooo:paragraph-rsid="00156bc0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font-size="14pt" fo:font-weight="bold" officeooo:rsid="00110296" officeooo:paragraph-rsid="00110296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fo:font-size="14pt" fo:font-weight="bold" officeooo:rsid="00156bc0" officeooo:paragraph-rsid="00156bc0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fo:font-size="14pt" fo:font-weight="bold" officeooo:rsid="001ea060" officeooo:paragraph-rsid="001ea060" style:font-size-asian="14pt" style:font-weight-asian="bold" style:font-size-complex="14pt" style:font-weight-complex="bold"/>
    </style:style>
    <style:style style:name="P12" style:family="paragraph" style:parent-style-name="Preformatted_20_Text">
      <style:text-properties fo:font-size="14pt" fo:font-weight="bold" officeooo:rsid="001ea060" officeooo:paragraph-rsid="0020268e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fo:color="#ff0000"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fo:color="#ff0000" fo:font-size="14pt" fo:font-weight="bold" officeooo:rsid="0009ea65" officeooo:paragraph-rsid="0009ea65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fo:color="#00cc33"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fo:color="#00cc33" fo:font-size="14pt" fo:font-weight="bold" officeooo:rsid="0017b5c5" officeooo:paragraph-rsid="0017b5c5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fo:color="#000000" fo:font-size="14pt" fo:font-weight="bold" officeooo:rsid="000b03f0" officeooo:paragraph-rsid="000b03f0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fo:color="#000000" fo:font-size="14pt" fo:font-weight="bold" officeooo:rsid="000e3038" officeooo:paragraph-rsid="000e3038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fo:color="#000000" fo:font-size="14pt" fo:font-weight="bold" officeooo:rsid="000ead97" officeooo:paragraph-rsid="000ead97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fo:color="#000000" fo:font-size="14pt" fo:font-weight="bold" officeooo:rsid="0017b5c5" officeooo:paragraph-rsid="0017b5c5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officeooo:paragraph-rsid="000c8352"/>
    </style:style>
    <style:style style:name="P22" style:family="paragraph" style:parent-style-name="Preformatted_20_Text">
      <style:text-properties officeooo:rsid="000e3038" officeooo:paragraph-rsid="000e3038"/>
    </style:style>
    <style:style style:name="P23" style:family="paragraph" style:parent-style-name="Preformatted_20_Text">
      <style:text-properties officeooo:rsid="000e3038" officeooo:paragraph-rsid="00151a4c"/>
    </style:style>
    <style:style style:name="P24" style:family="paragraph" style:parent-style-name="Table_20_Contents">
      <style:text-properties fo:font-size="2pt" style:font-size-asian="2pt" style:font-size-complex="2pt"/>
    </style:style>
    <style:style style:name="P25" style:family="paragraph" style:parent-style-name="Table_20_Contents">
      <style:text-properties officeooo:paragraph-rsid="000941b2"/>
    </style:style>
    <style:style style:name="P26" style:family="paragraph" style:parent-style-name="Preformatted_20_Text">
      <style:paragraph-properties>
        <style:tab-stops>
          <style:tab-stop style:position="2.831cm"/>
        </style:tab-stops>
      </style:paragraph-properties>
      <style:text-properties officeooo:rsid="0021e021" officeooo:paragraph-rsid="0021e021"/>
    </style:style>
    <style:style style:name="T1" style:family="text">
      <style:text-properties officeooo:rsid="0005f01c"/>
    </style:style>
    <style:style style:name="T2" style:family="text">
      <style:text-properties officeooo:rsid="00068ed9"/>
    </style:style>
    <style:style style:name="T3" style:family="text">
      <style:text-properties officeooo:rsid="00080d06"/>
    </style:style>
    <style:style style:name="T4" style:family="text">
      <style:text-properties officeooo:rsid="000941b2"/>
    </style:style>
    <style:style style:name="T5" style:family="text">
      <style:text-properties officeooo:rsid="000a498e"/>
    </style:style>
    <style:style style:name="T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fo:font-weight="bold" officeooo:rsid="000b03f0" style:font-size-asian="14pt" style:font-weight-asian="bold" style:font-size-complex="14pt" style:font-weight-complex="bold"/>
    </style:style>
    <style:style style:name="T8" style:family="text">
      <style:text-properties fo:color="#000000" fo:font-size="14pt" fo:font-weight="bold" officeooo:rsid="00015ed9" style:font-size-asian="14pt" style:font-weight-asian="bold" style:font-size-complex="14pt" style:font-weight-complex="bold"/>
    </style:style>
    <style:style style:name="T9" style:family="text">
      <style:text-properties fo:color="#000000" fo:font-size="14pt" fo:font-weight="bold" officeooo:rsid="00151a4c" style:font-size-asian="14pt" style:font-weight-asian="bold" style:font-size-complex="14pt" style:font-weight-complex="bold"/>
    </style:style>
    <style:style style:name="T10" style:family="text">
      <style:text-properties officeooo:rsid="000f2d41"/>
    </style:style>
    <style:style style:name="T11" style:family="text">
      <style:text-properties officeooo:rsid="000f3f0d"/>
    </style:style>
    <style:style style:name="T12" style:family="text">
      <style:text-properties officeooo:rsid="00015ed9"/>
    </style:style>
    <style:style style:name="T13" style:family="text">
      <style:text-properties officeooo:rsid="00121907"/>
    </style:style>
    <style:style style:name="T14" style:family="text">
      <style:text-properties officeooo:rsid="00151a4c"/>
    </style:style>
    <style:style style:name="T15" style:family="text">
      <style:text-properties officeooo:rsid="00156bc0"/>
    </style:style>
    <style:style style:name="T16" style:family="text">
      <style:text-properties officeooo:rsid="0017c7ec"/>
    </style:style>
    <style:style style:name="T17" style:family="text">
      <style:text-properties officeooo:rsid="0018e5ac"/>
    </style:style>
    <style:style style:name="T18" style:family="text">
      <style:text-properties officeooo:rsid="001ad158"/>
    </style:style>
    <style:style style:name="T19" style:family="text">
      <style:text-properties officeooo:rsid="001c8a9c"/>
    </style:style>
    <style:style style:name="T20" style:family="text">
      <style:text-properties officeooo:rsid="001ea0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ylon.sh <text:s/>25-06-16 glyons glyons66@hotmail.com</text:p>
      <text:p text:style-name="P26">Version 1.7-5(140916) <text:s/>Arch Linux distro maintenance <text:s/>Bash script. </text:p>
      <text:p text:style-name="P26">Aur package name = cylon</text:p>
      <text:p text:style-name="P26"/>
      <text:p text:style-name="P26">#version control:</text:p>
      <text:p text:style-name="P26">#version 1.0 20-06-16</text:p>
      <text:p text:style-name="P26">#verions 1.1 replace echo with printf functions.</text:p>
      <text:p text:style-name="P26">#version 1.2 relative paths added </text:p>
      <text:p text:style-name="P26">#version 1.3-1 google drive function added </text:p>
      <text:p text:style-name="P26">#version 1.4-2 090916 extra cower options added</text:p>
      <text:p text:style-name="P26">#version 1.5-3 options added for system backup function(dd and gdrive)</text:p>
      <text:p text:style-name="P26">#version 1.6-4 <text:s/>120916 Msgfunc added PKGBUILD display added, </text:p>
      <text:p text:style-name="P26">readme install added</text:p>
      <text:p text:style-name="P26">#version 1.7-5 <text:s/>140916 Config file added for custom backup paths</text:p>
      <text:p text:style-name="P26"/>
      <text:p text:style-name="P26">What is Cylon:</text:p>
      <text:p text:style-name="P26">The goal was to create a script to do as much maintenance, </text:p>
      <text:p text:style-name="P26">backups and system checks in a single menu driven optional script </text:p>
      <text:p text:style-name="P26">Command line program for an Arch as possible</text:p>
      <text:p text:style-name="P26">This script provides numerous tools </text:p>
      <text:p text:style-name="P26">to Arch Linux for maintenance, system checks and backups. <text:s/></text:p>
      <text:p text:style-name="P26"/>
      <text:p text:style-name="P26">Config:</text:p>
      <text:p text:style-name="P26">Cylon is a bash script installed to user/bin by package </text:p>
      <text:p text:style-name="P26">build. type cylon to run. Some function require software installed </text:p>
      <text:p text:style-name="P26">as listed below. this is left to user discretion.</text:p>
      <text:p text:style-name="P26">Readme.md is installed to "$HOME"/.config/cylonReadme.md</text:p>
      <text:p text:style-name="P26">You can create an optional config file for custom system backup</text:p>
      <text:p text:style-name="P26">Name: cylonCfg.conf</text:p>
      <text:p text:style-name="P26">Location:"$HOME/.config/"</text:p>
      <text:p text:style-name="P26">File setup example:</text:p>
      <text:p text:style-name="P26">Destination1="/run/media/$USER/Linux_backup"</text:p>
      <text:p text:style-name="P26">Destination2="/run/media/$USER/iomeaga_320"</text:p>
      <text:p text:style-name="P26">gdriveSource1="$HOME/Documents"</text:p>
      <text:p text:style-name="P26">gdriveSource2="$HOME/Pictures"</text:p>
      <text:p text:style-name="P26">gdriveDest1="0B3_RVJ50UWFAaGxJSXg3NGJBaXc"</text:p>
      <text:p text:style-name="P26">gdriveDest2="0B3_RVJ50UWFAR3A2T3dZTU9TaTA"</text:p>
      <text:p text:style-name="P26"/>
      <text:p text:style-name="P26"/>
      <text:p text:style-name="P26"/>
      <text:p text:style-name="P26">Functions:</text:p>
      <text:p text:style-name="P26">(1)Updates main Arch Repos with pacman</text:p>
      <text:p text:style-name="P26">(2)Pacman maintenance routine.</text:p>
      <text:p text:style-name="P26">Delete orphans + Prunes older packages from cache +</text:p>
      <text:p text:style-name="P26">Writes installed package lists to files </text:p>
      <text:p text:style-name="P26">3)AUR cower options search and optional install + Updates AUR package</text:p>
      <text:p text:style-name="P26">using <text:s/>Cower with optional install requires cower <text:s/>from AUR</text:p>
      <text:p text:style-name="P26">(4) system maintenance check</text:p>
      <text:p text:style-name="P26">All Failed Systemd Services</text:p>
      <text:p text:style-name="P26">All Failed Active Systemd Services</text:p>
      <text:p text:style-name="P26">Check log Journalctl for Errors</text:p>
      <text:p text:style-name="P26">Check log Journalctl for fstrim SSD trim</text:p>
      <text:p text:style-name="P26">Check for broken symlinks, </text:p>
      <text:p text:style-name="P26">(5)System backup</text:p>
      <text:p text:style-name="P26">Optional destination path as defined in script or custom path</text:p>
      <text:p text:style-name="P26">Make copy of first 512 bytes MBR with dd</text:p>
      <text:p text:style-name="P26">Make a copy of etc dir</text:p>
      <text:p text:style-name="P26">Make a copy of home dir</text:p>
      <text:p text:style-name="P26"><text:soft-page-break/>Make tarball of all except tmp dev proc sys run</text:p>
      <text:p text:style-name="P26">Make copy of package lists</text:p>
      <text:p text:style-name="P26">Also there is an option </text:p>
      <text:p text:style-name="P26">for gdrive sync with remote directory's on google drive requires netcat </text:p>
      <text:p text:style-name="P26">and gdrive(AUR) installed</text:p>
      <text:p text:style-name="P26">(6)Clean system with bleachbit</text:p>
      <text:p text:style-name="P26">Requires program bleachbit installed menu options</text:p>
      <text:p text:style-name="P26">system</text:p>
      <text:p text:style-name="P26">Deep scan Flash libreoffice Cleabash GNOME Epiphany</text:p>
      <text:p text:style-name="P26">Evolution Rhythmbox Thumbnails</text:p>
      <text:p text:style-name="P26">Thunderbird Transmission X11 VIM VLC media player X11</text:p>
      <text:p text:style-name="P26">(7)Delete firefox history by bleachbit</text:p>
      <text:p text:style-name="P26">(8)Deleting Trash and Downloads folder</text:p>
      <text:p text:style-name="P26">(9)ClamAv anti virus scan </text:p>
      <text:p text:style-name="P26">(0) displays help info</text:p>
      <text:p text:style-name="P26"/>
      <text:p text:style-name="P26">11 main menu options currently</text:p>
      <text:p text:style-name="P26"><text:s text:c="4"/>(1) <text:s text:c="4"/>Get updates with Pacman</text:p>
      <text:p text:style-name="P26"><text:s text:c="4"/>(2) <text:s text:c="4"/>Pacman maintenance</text:p>
      <text:p text:style-name="P26"><text:s text:c="4"/>(3) <text:s text:c="4"/>Get updates from AUR with cower</text:p>
      <text:p text:style-name="P26"><text:s text:c="4"/>(4) <text:s text:c="4"/>System maintenance check</text:p>
      <text:p text:style-name="P26"><text:s text:c="4"/>(5) <text:s text:c="4"/>System backup</text:p>
      <text:p text:style-name="P26"><text:s text:c="4"/>(6) <text:s text:c="4"/>System Clean by Bleachbit</text:p>
      <text:p text:style-name="P26"><text:s text:c="4"/>(7) <text:s text:c="4"/>Delete Firefox history</text:p>
      <text:p text:style-name="P26"><text:s text:c="4"/>(8) <text:s text:c="4"/>Empty Trash and Downloads folder</text:p>
      <text:p text:style-name="P26"><text:s text:c="4"/>(9) <text:s text:c="4"/>ClamAv anti-virus check</text:p>
      <text:p text:style-name="P26"><text:s text:c="4"/>(10) <text:s text:c="3"/>Display Help</text:p>
      <text:p text:style-name="P26"><text:s text:c="4"/>(*) <text:s text:c="4"/>Exit</text:p>
      <text:p text:style-name="P26"><text:s text:c="4"/></text:p>
      <text:p text:style-name="P26">Needs installed for certain functions:</text:p>
      <text:p text:style-name="P26">Firefox for browser , </text:p>
      <text:p text:style-name="P26">cower for the AUR , </text:p>
      <text:p text:style-name="P26">bleachbit for system clean</text:p>
      <text:p text:style-name="P26">clamAV for virus check</text:p>
      <text:p text:style-name="P26">gdrive to sync to google drive</text:p>
      <text:p text:style-name="P26">gnu-netcat to check for internet connection</text:p>
      <text:p text:style-name="P26"/>
      <text:p text:style-name="P26"/>
      <text:p text:style-name="P26">Bug reports</text:p>
      <text:p text:style-name="P26">-----------</text:p>
      <text:p text:style-name="P26"/>
      <text:p text:style-name="P26">If you should find a bug or any other query , please send a report to glyons66@hotmail.com</text:p>
      <text:p text:style-name="P26"/>
      <text:p text:style-name="P26">Copyright</text:p>
      <text:p text:style-name="P26">---------</text:p>
      <text:p text:style-name="P26"/>
      <text:p text:style-name="P26">Copyright (C) 2016 g Lyons &lt;glyons66@hotmail.com&gt;</text:p>
      <text:p text:style-name="P26"/>
      <text:p text:style-name="P26">This program is free software; you can redistribute it and/or modify</text:p>
      <text:p text:style-name="P26">it under the terms of the GNU General Public License as published by</text:p>
      <text:p text:style-name="P26">the Free Software Foundation; either version 2 of the License, or</text:p>
      <text:p text:style-name="P26">(at your option) any later version.</text:p>
      <text:p text:style-name="P26"/>
      <text:p text:style-name="P26">This program is distributed in the hope that it will be useful,</text:p>
      <text:p text:style-name="P26">but WITHOUT ANY WARRANTY; without even the implied warranty of</text:p>
      <text:p text:style-name="P26">MERCHANTABILITY or FITNESS FOR A PARTICULAR PURPOSE. See the</text:p>
      <text:p text:style-name="P26">GNU General Public License for more details.</text:p>
      <text:p text:style-name="P26"><text:soft-page-break/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I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I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13:24:07.458445852</dc:date>
    <meta:editing-duration>PT54M40S</meta:editing-duration>
    <meta:editing-cycles>33</meta:editing-cycles>
    <meta:generator>LibreOffice/5.2.1.2$Linux_X86_64 LibreOffice_project/20m0$Build-2</meta:generator>
    <meta:document-statistic meta:table-count="0" meta:image-count="0" meta:object-count="0" meta:page-count="3" meta:paragraph-count="101" meta:word-count="564" meta:character-count="3854" meta:non-whitespace-character-count="3274"/>
  </office:meta>
</office:document-meta>
</file>